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What todo with Borbela?</text:h>
      <text:list xml:id="list37488775" text:style-name="L1">
        <text:list-item>
          <text:p text:style-name="P1">Add new content for one concept (farm)</text:p>
        </text:list-item>
        <text:list-item>
          <text:p text:style-name="P1">Try on target platforms / touch interface</text:p>
        </text:list-item>
        <text:list-item>
          <text:p text:style-name="P1"/>
        </text:list-item>
      </text:list>
      <text:p text:style-name="Text_20_body"/>
      <text:h text:style-name="Heading_20_1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56M45S</meta:editing-duration>
    <meta:editing-cycles>15</meta:editing-cycles>
    <meta:generator>OpenOffice.org/3.3$Win32 OpenOffice.org_project/330m20$Build-9567</meta:generator>
    <dc:date>2013-11-05T17:35:47.58</dc:date>
    <dc:creator>Daniel Dahlkvist</dc:creator>
    <meta:document-statistic meta:table-count="0" meta:image-count="0" meta:object-count="0" meta:page-count="1" meta:paragraph-count="3" meta:word-count="20" meta:character-count="104"/>
    <meta:user-defined meta:name="Info 1"/>
    <meta:user-defined meta:name="Info 2"/>
    <meta:user-defined meta:name="Info 3"/>
    <meta:user-defined meta:name="Info 4"/>
  </office:meta>
</office:document-meta>
</file>